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FlightRequestWebFilter.PreFlightRequestWebFilter( PreFlightReques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eFlightRequestWebFilter.filter( ServerWebExchange exchange , WebFilterChain cha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